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884cm" fo:margin-left="-0.908cm" table:align="left" fo:background-color="transparent">
        <style:background-image/>
      </style:table-properties>
    </style:style>
    <style:style style:name="Table1.A" style:family="table-column">
      <style:table-column-properties style:column-width="5.987cm"/>
    </style:style>
    <style:style style:name="Table1.B" style:family="table-column">
      <style:table-column-properties style:column-width="5.225cm"/>
    </style:style>
    <style:style style:name="Table1.C" style:family="table-column">
      <style:table-column-properties style:column-width="7.673cm"/>
    </style:style>
    <style:style style:name="Table1.1" style:family="table-row">
      <style:table-row-properties style:min-row-height="3.009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none" fo:border-right="none" fo:border-top="0.05pt inset #999999" fo:border-bottom="none"/>
    </style:style>
    <style:style style:name="Table2" style:family="table">
      <style:table-properties style:width="18.884cm" fo:margin-left="-0.908cm" table:align="left" fo:background-color="transparent">
        <style:background-image/>
      </style:table-properties>
    </style:style>
    <style:style style:name="Table2.A" style:family="table-column">
      <style:table-column-properties style:column-width="10.054cm"/>
    </style:style>
    <style:style style:name="Table2.B" style:family="table-column">
      <style:table-column-properties style:column-width="0.132cm"/>
    </style:style>
    <style:style style:name="Table2.D" style:family="table-column">
      <style:table-column-properties style:column-width="8.565cm"/>
    </style:style>
    <style:style style:name="Table2.1" style:family="table-row">
      <style:table-row-properties style:min-row-height="21.2cm" fo:background-color="transparent">
        <style:background-image/>
      </style:table-row-properties>
    </style:style>
    <style:style style:name="Table2.A1" style:family="table-cell">
      <style:table-cell-properties fo:padding="0.097cm" fo:border-left="none" fo:border-right="none" fo:border-top="0.05pt inset #999999" fo:border-bottom="none"/>
    </style:style>
    <style:style style:name="P1" style:family="paragraph" style:parent-style-name="Text_20_body">
      <loext:graphic-properties draw:fill="none"/>
      <style:paragraph-properties fo:margin-left="-0.9cm" fo:margin-right="0cm" fo:margin-top="0.101cm" fo:margin-bottom="0.101cm" loext:contextual-spacing="false" fo:line-height="100%" fo:text-align="justify" style:justify-single-word="false" fo:text-indent="0cm" style:auto-text-indent="false" fo:background-color="transparent">
        <style:tab-stops>
          <style:tab-stop style:position="0.132cm"/>
        </style:tab-stops>
      </style:paragraph-properties>
      <style:text-properties fo:color="#355269" style:font-name="Liberation Serif" fo:font-size="14pt" fo:font-style="italic" officeooo:rsid="0027a997" officeooo:paragraph-rsid="0027a997" style:font-size-asian="14pt" style:font-style-asian="italic" style:font-size-complex="14pt" style:font-style-complex="italic"/>
    </style:style>
    <style:style style:name="P2" style:family="paragraph" style:parent-style-name="Heading_20_2">
      <style:paragraph-properties fo:margin-top="0.051cm" fo:margin-bottom="0cm" loext:contextual-spacing="false" style:line-height-at-least="0.559cm" fo:text-align="justify" style:justify-single-word="false"/>
      <style:text-properties fo:font-size="14pt" style:text-underline-style="solid" style:text-underline-width="auto" style:text-underline-color="font-color" officeooo:paragraph-rsid="001b6099" style:font-size-asian="14pt" style:font-size-complex="14pt"/>
    </style:style>
    <style:style style:name="P3" style:family="paragraph" style:parent-style-name="Heading_20_2">
      <style:paragraph-properties fo:margin-top="0.051cm" fo:margin-bottom="0cm" loext:contextual-spacing="false" style:line-height-at-least="0.55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4" style:family="paragraph" style:parent-style-name="Heading_20_2">
      <style:paragraph-properties fo:margin-top="0.051cm" fo:margin-bottom="0cm" loext:contextual-spacing="false" fo:line-height="0.51cm" fo:text-align="justify" style:justify-single-word="false"/>
      <style:text-properties fo:color="#355269" style:font-name="Liberation Serif" fo:font-size="14pt" style:text-underline-style="solid" style:text-underline-width="auto" style:text-underline-color="font-color" fo:font-weight="bold" officeooo:rsid="004e2c70" officeooo:paragraph-rsid="004e2c70" style:font-name-asian="Noto Serif CJK SC" style:font-size-asian="14pt" style:font-weight-asian="bold" style:font-name-complex="Lohit Devanagari" style:font-size-complex="14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0.199cm" fo:text-align="justify" style:justify-single-word="false"/>
      <style:text-properties fo:font-size="14pt" officeooo:paragraph-rsid="001bae41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officeooo:rsid="0027a997" officeooo:paragraph-rsid="0027a997"/>
    </style:style>
    <style:style style:name="P7" style:family="paragraph" style:parent-style-name="Text_20_body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8" style:family="paragraph" style:parent-style-name="Text_20_body">
      <style:paragraph-properties fo:margin-top="0cm" fo:margin-bottom="0cm" loext:contextual-spacing="false" style:line-height-at-least="0.55cm" fo:text-align="justify" style:justify-single-word="false"/>
      <style:text-properties officeooo:paragraph-rsid="001b6099"/>
    </style:style>
    <style:style style:name="P9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style:font-name="Liberation Serif" fo:font-size="12pt" officeooo:rsid="0027a997" officeooo:paragraph-rsid="0027a997" style:font-name-asian="Noto Serif CJK SC" style:font-size-asian="12pt" style:font-name-complex="Lohit Devanagari" style:font-size-complex="12pt"/>
    </style:style>
    <style:style style:name="P10" style:family="paragraph" style:parent-style-name="Heading_20_2">
      <style:paragraph-properties fo:margin-top="0cm" fo:margin-bottom="0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11" style:family="paragraph" style:parent-style-name="Heading_20_3">
      <style:paragraph-properties fo:margin-top="0cm" fo:margin-bottom="0cm" loext:contextual-spacing="false" fo:line-height="0.51cm" fo:text-align="justify" style:justify-single-word="false"/>
      <style:text-properties officeooo:paragraph-rsid="001b6099"/>
    </style:style>
    <style:style style:name="P12" style:family="paragraph" style:parent-style-name="Heading_20_3">
      <style:paragraph-properties fo:margin-top="0.146cm" fo:margin-bottom="0.111cm" loext:contextual-spacing="false" fo:line-height="0.51cm" fo:text-align="justify" style:justify-single-word="false"/>
      <style:text-properties officeooo:paragraph-rsid="001b6099"/>
    </style:style>
    <style:style style:name="P13" style:family="paragraph" style:parent-style-name="Text_20_body">
      <style:paragraph-properties style:line-height-at-least="0.55cm" fo:text-align="justify" style:justify-single-word="false"/>
      <style:text-properties officeooo:paragraph-rsid="001b6099"/>
    </style:style>
    <style:style style:name="P14" style:family="paragraph" style:parent-style-name="Text_20_body">
      <style:paragraph-properties style:line-height-at-least="0.55cm" fo:text-align="justify" style:justify-single-word="false"/>
      <style:text-properties officeooo:paragraph-rsid="00490685"/>
    </style:style>
    <style:style style:name="P15" style:family="paragraph" style:parent-style-name="Text_20_body">
      <style:paragraph-properties fo:line-height="0.51cm" fo:text-align="justify" style:justify-single-word="false"/>
      <style:text-properties officeooo:paragraph-rsid="001ed997"/>
    </style:style>
    <style:style style:name="P16" style:family="paragraph" style:parent-style-name="Text_20_body">
      <style:paragraph-properties fo:line-height="0.51cm" fo:text-align="justify" style:justify-single-word="false"/>
      <style:text-properties officeooo:paragraph-rsid="00295937"/>
    </style:style>
    <style:style style:name="P17" style:family="paragraph" style:parent-style-name="Text_20_body">
      <style:paragraph-properties fo:margin-top="0cm" fo:margin-bottom="0.046cm" loext:contextual-spacing="false" fo:line-height="115%" fo:text-align="justify" style:justify-single-word="false"/>
    </style:style>
    <style:style style:name="P18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18452e"/>
    </style:style>
    <style:style style:name="P19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officeooo:paragraph-rsid="0027a997"/>
    </style:style>
    <style:style style:name="P20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ed997"/>
    </style:style>
    <style:style style:name="P21" style:family="paragraph" style:parent-style-name="Text_20_body">
      <style:paragraph-properties fo:margin-top="0cm" fo:margin-bottom="0.046cm" loext:contextual-spacing="false" fo:line-height="0.51cm" fo:text-align="justify" style:justify-single-word="false"/>
      <style:text-properties officeooo:paragraph-rsid="001b6099"/>
    </style:style>
    <style:style style:name="P22" style:family="paragraph" style:parent-style-name="Heading_20_2">
      <style:paragraph-properties fo:line-height="115%" fo:text-align="justify" style:justify-single-word="false"/>
      <style:text-properties fo:color="#355269" style:font-name="Liberation Serif" fo:font-size="14pt" style:text-underline-style="solid" style:text-underline-width="auto" style:text-underline-color="font-color" officeooo:paragraph-rsid="00199f47" style:font-name-asian="Noto Serif CJK SC" style:font-size-asian="14pt" style:font-name-complex="Lohit Devanagari" style:font-size-complex="14pt"/>
    </style:style>
    <style:style style:name="P23" style:family="paragraph" style:parent-style-name="Heading_20_2">
      <style:paragraph-properties fo:margin-top="0.453cm" fo:margin-bottom="0.312cm" loext:contextual-spacing="false" fo:line-height="115%" fo:text-align="justify" style:justify-single-word="false"/>
      <style:text-properties style:font-name="DejaVu Sans" fo:font-size="2pt" officeooo:paragraph-rsid="0018452e" style:font-size-asian="1.75pt" style:font-size-complex="2pt"/>
    </style:style>
    <style:style style:name="P24" style:family="paragraph" style:parent-style-name="Heading_20_2">
      <style:paragraph-properties fo:margin-top="0.101cm" fo:margin-bottom="0.101cm" loext:contextual-spacing="false" fo:line-height="0.51cm" fo:text-align="justify" style:justify-single-word="false"/>
      <style:text-properties fo:color="#355269" fo:font-size="14pt" style:text-underline-style="solid" style:text-underline-width="auto" style:text-underline-color="font-color" officeooo:paragraph-rsid="001b6099" style:font-size-asian="14pt" style:font-size-complex="14pt"/>
    </style:style>
    <style:style style:name="P25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fo:color="#2a6099" style:font-name="Liberation Serif" fo:font-size="12pt" fo:font-weight="bold" officeooo:rsid="002845ad" officeooo:paragraph-rsid="002845ad" style:font-name-asian="Noto Serif CJK SC" style:font-size-asian="12pt" style:font-weight-asian="bold" style:font-name-complex="Lohit Devanagari" style:font-size-complex="12pt" style:font-weight-complex="bold"/>
    </style:style>
    <style:style style:name="P26" style:family="paragraph" style:parent-style-name="Heading_20_3">
      <style:paragraph-properties fo:margin-top="0.046cm" fo:margin-bottom="0.011cm" loext:contextual-spacing="false" fo:line-height="0.51cm" fo:text-align="justify" style:justify-single-word="false"/>
      <style:text-properties fo:color="#2a6099" style:font-name="Liberation Serif" fo:font-size="12pt" fo:font-weight="bold" officeooo:rsid="002845ad" officeooo:paragraph-rsid="002c9701" style:font-name-asian="Noto Serif CJK SC" style:font-size-asian="12pt" style:font-weight-asian="bold" style:font-name-complex="Lohit Devanagari" style:font-size-complex="12pt" style:font-weight-complex="bold"/>
    </style:style>
    <style:style style:name="P27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start" style:justify-single-word="false" fo:text-indent="-0.9cm" style:auto-text-indent="false" fo:background-color="transparent" fo:keep-with-next="always"/>
      <style:text-properties fo:color="#355269" style:font-name="Liberation Serif" fo:font-size="24pt" fo:font-weight="bold" officeooo:rsid="0027a997" officeooo:paragraph-rsid="0027a997" style:font-name-asian="Noto Serif CJK SC" style:font-size-asian="24pt" style:font-weight-asian="bold" style:font-name-complex="Lohit Devanagari" style:font-size-complex="24pt" style:font-weight-complex="bold"/>
    </style:style>
    <style:style style:name="P28" style:family="paragraph" style:parent-style-name="Text_20_body" style:list-style-name="L1">
      <style:paragraph-properties fo:line-height="0.51cm" fo:text-align="justify" style:justify-single-word="false"/>
      <style:text-properties style:font-name="DejaVu Sans" fo:font-size="10pt" officeooo:paragraph-rsid="001b6099" style:font-size-asian="14pt" style:font-size-complex="14pt"/>
    </style:style>
    <style:style style:name="P29" style:family="paragraph" style:parent-style-name="Text_20_body" style:list-style-name="L9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0" style:family="paragraph" style:parent-style-name="Text_20_body" style:list-style-name="L10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1" style:family="paragraph" style:parent-style-name="Text_20_body" style:list-style-name="L11">
      <style:paragraph-properties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2" style:family="paragraph" style:parent-style-name="Text_20_body" style:list-style-name="L12">
      <style:paragraph-properties style:line-height-at-least="0.55cm" fo:text-align="justify" style:justify-single-word="false"/>
      <style:text-properties style:font-name="DejaVu Sans" fo:font-size="12pt" officeooo:paragraph-rsid="00490685" style:font-size-asian="12pt" style:font-size-complex="12pt"/>
    </style:style>
    <style:style style:name="P33" style:family="paragraph" style:parent-style-name="Text_20_body" style:list-style-name="L11">
      <style:paragraph-properties style:line-height-at-least="0.55cm" fo:text-align="justify" style:justify-single-word="false"/>
      <style:text-properties officeooo:paragraph-rsid="00490685"/>
    </style:style>
    <style:style style:name="P34" style:family="paragraph" style:parent-style-name="Text_20_body" style:list-style-name="L2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paragraph-rsid="001bae41" style:font-size-asian="14pt" style:font-size-complex="14pt"/>
    </style:style>
    <style:style style:name="P35" style:family="paragraph" style:parent-style-name="Text_20_body" style:list-style-name="L6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rsid="0018c955" officeooo:paragraph-rsid="002e326c" style:font-size-asian="10pt" style:font-size-complex="10pt"/>
    </style:style>
    <style:style style:name="P36" style:family="paragraph" style:parent-style-name="Text_20_body" style:list-style-name="L13">
      <style:paragraph-properties fo:margin-top="0cm" fo:margin-bottom="0cm" loext:contextual-spacing="false" style:line-height-at-least="0.55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37" style:family="paragraph" style:parent-style-name="Text_20_body" style:list-style-name="L7">
      <style:paragraph-properties fo:margin-top="0cm" fo:margin-bottom="0cm" loext:contextual-spacing="false" fo:line-height="0.51cm" fo:text-align="justify" style:justify-single-word="false"/>
      <style:text-properties style:font-name="DejaVu Sans" fo:font-size="10pt" officeooo:paragraph-rsid="001b6099" style:font-name-asian="Noto Serif CJK SC" style:font-size-asian="10pt" style:font-name-complex="Lohit Devanagari" style:font-size-complex="10pt"/>
    </style:style>
    <style:style style:name="P38" style:family="paragraph" style:parent-style-name="Text_20_body" style:list-style-name="L7">
      <style:paragraph-properties fo:margin-top="0cm" fo:margin-bottom="0cm" loext:contextual-spacing="false" style:line-height-at-least="0.55cm" fo:text-align="justify" style:justify-single-word="false"/>
      <style:text-properties officeooo:paragraph-rsid="00511f7b"/>
    </style:style>
    <style:style style:name="P39" style:family="paragraph" style:parent-style-name="Text_20_body" style:list-style-name="L7">
      <style:paragraph-properties fo:margin-top="0cm" fo:margin-bottom="0cm" loext:contextual-spacing="false" style:line-height-at-least="0.55cm" fo:text-align="justify" style:justify-single-word="false"/>
      <style:text-properties officeooo:paragraph-rsid="00530c06"/>
    </style:style>
    <style:style style:name="P40" style:family="paragraph" style:parent-style-name="Text_20_body" style:list-style-name="L3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1" style:family="paragraph" style:parent-style-name="Text_20_body" style:list-style-name="L3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295937" style:font-size-asian="10pt" style:font-size-complex="10pt"/>
    </style:style>
    <style:style style:name="P42" style:family="paragraph" style:parent-style-name="Text_20_body" style:list-style-name="L4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1b6099" style:font-size-asian="10pt" style:font-size-complex="10pt"/>
    </style:style>
    <style:style style:name="P43" style:family="paragraph" style:parent-style-name="Text_20_body" style:list-style-name="L5">
      <style:paragraph-properties fo:margin-top="0cm" fo:margin-bottom="0.046cm" loext:contextual-spacing="false" fo:line-height="0.51cm" fo:text-align="justify" style:justify-single-word="false"/>
      <style:text-properties style:font-name="DejaVu Sans" fo:font-size="10pt" officeooo:paragraph-rsid="00295937" style:font-size-asian="10pt" style:font-size-complex="10pt"/>
    </style:style>
    <style:style style:name="P44" style:family="paragraph" style:parent-style-name="Text_20_body" style:list-style-name="L8">
      <loext:graphic-properties draw:fill="none"/>
      <style:paragraph-properties fo:margin-left="0cm" fo:margin-right="0cm" fo:margin-top="0cm" fo:margin-bottom="0.247cm" loext:contextual-spacing="false" style:line-height-at-least="0.55cm" fo:text-align="justify" style:justify-single-word="false" fo:text-indent="0cm" style:auto-text-indent="false" fo:background-color="transparent"/>
      <style:text-properties style:font-name="DejaVu Sans" fo:font-size="10pt" officeooo:paragraph-rsid="001b6099" style:font-size-asian="10pt" style:font-size-complex="10pt"/>
    </style:style>
    <style:style style:name="P45" style:family="paragraph" style:parent-style-name="Text_20_body">
      <style:paragraph-properties fo:margin-top="0.101cm" fo:margin-bottom="0.101cm" loext:contextual-spacing="false" fo:line-height="115%" fo:text-align="justify" style:justify-single-word="false"/>
      <style:text-properties fo:font-size="11pt" style:font-size-asian="11pt" style:font-size-complex="11pt"/>
    </style:style>
    <style:style style:name="P46" style:family="paragraph">
      <loext:graphic-properties draw:fill-color="#999999"/>
      <style:paragraph-properties fo:text-align="center"/>
      <style:text-properties fo:font-size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27a997" style:font-size-asian="10.5pt" style:font-size-complex="12pt"/>
    </style:style>
    <style:style style:name="T3" style:family="text">
      <style:text-properties officeooo:rsid="0018452e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27a997" style:font-size-asian="11pt" style:font-size-complex="11pt"/>
    </style:style>
    <style:style style:name="T6" style:family="text">
      <style:text-properties fo:color="#2a6099" fo:font-size="12pt" style:font-size-asian="12pt" style:font-size-complex="12pt"/>
    </style:style>
    <style:style style:name="T7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2a6099" fo:font-size="12pt" fo:font-weight="bold" officeooo:rsid="0032fa0c" style:font-size-asian="12pt" style:font-weight-asian="bold" style:font-size-complex="12pt" style:font-weight-complex="bold"/>
    </style:style>
    <style:style style:name="T9" style:family="text">
      <style:text-properties fo:color="#2a6099" fo:font-size="12pt" fo:font-weight="bold" officeooo:rsid="00335d88" style:font-size-asian="12pt" style:font-weight-asian="bold" style:font-size-complex="12pt" style:font-weight-complex="bold"/>
    </style:style>
    <style:style style:name="T10" style:family="text">
      <style:text-properties fo:color="#2a6099" fo:font-size="12pt" fo:font-weight="bold" officeooo:rsid="0045a9d9" style:font-size-asian="12pt" style:font-weight-asian="bold" style:font-size-complex="12pt" style:font-weight-complex="bold"/>
    </style:style>
    <style:style style:name="T11" style:family="text">
      <style:text-properties fo:color="#2a6099" fo:font-size="12pt" fo:font-weight="bold" officeooo:rsid="004790a5" style:font-size-asian="12pt" style:font-weight-asian="bold" style:font-size-complex="12pt" style:font-weight-complex="bold"/>
    </style:style>
    <style:style style:name="T12" style:family="text">
      <style:text-properties fo:color="#2a6099" fo:font-size="12pt" fo:font-weight="bold" officeooo:rsid="00490685" style:font-size-asian="12pt" style:font-weight-asian="bold" style:font-size-complex="12pt" style:font-weight-complex="bold"/>
    </style:style>
    <style:style style:name="T13" style:family="text"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color="#2a6099" fo:font-size="12pt" style:text-underline-style="none" fo:font-weight="bold" officeooo:rsid="002757be" style:font-size-asian="12pt" style:font-weight-asian="bold" style:font-size-complex="12pt" style:font-weight-complex="bold"/>
    </style:style>
    <style:style style:name="T15" style:family="text">
      <style:text-properties fo:color="#2a6099" fo:font-size="12pt" style:text-underline-style="none" fo:font-weight="bold" officeooo:rsid="003af26a" style:font-size-asian="12pt" style:font-weight-asian="bold" style:font-size-complex="12pt" style:font-weight-complex="bold"/>
    </style:style>
    <style:style style:name="T16" style:family="text">
      <style:text-properties fo:color="#2a6099" fo:font-size="12pt" style:text-underline-style="none" fo:font-weight="bold" officeooo:rsid="003c6c33" style:font-size-asian="12pt" style:font-weight-asian="bold" style:font-size-complex="12pt" style:font-weight-complex="bold"/>
    </style:style>
    <style:style style:name="T17" style:family="text">
      <style:text-properties fo:color="#2a6099" fo:font-size="12pt" style:text-underline-style="none" fo:font-weight="bold" officeooo:rsid="0045a9d9" style:font-size-asian="12pt" style:font-weight-asian="bold" style:font-size-complex="12pt" style:font-weight-complex="bold"/>
    </style:style>
    <style:style style:name="T18" style:family="text">
      <style:text-properties fo:color="#2a6099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2a6099" fo:font-size="12pt" fo:font-style="italic" fo:font-weight="normal" officeooo:rsid="002e326c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2a6099" fo:font-size="12pt" fo:font-style="italic" fo:font-weight="normal" officeooo:rsid="0032390a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2a6099" fo:font-size="12pt" fo:language="zxx" fo:country="none" style:text-underline-style="none" fo:font-weight="bold" officeooo:rsid="0032fa0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fo:color="#2a6099" fo:font-size="12pt" fo:language="zxx" fo:country="none" style:text-underline-style="none" fo:font-weight="bold" officeooo:rsid="0025fe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fo:color="#2a6099" fo:font-size="12pt" fo:language="zxx" fo:country="none" style:text-underline-style="none" fo:font-weight="bold" officeooo:rsid="00335d8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" style:family="text">
      <style:text-properties fo:color="#2a6099" fo:font-size="12pt" fo:language="zxx" fo:country="none" style:text-underline-style="none" fo:font-weight="bold" officeooo:rsid="0036573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5" style:family="text">
      <style:text-properties fo:color="#2a6099" fo:font-size="12pt" fo:language="zxx" fo:country="none" style:text-underline-style="none" fo:font-weight="bold" officeooo:rsid="003af26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6" style:family="text">
      <style:text-properties fo:color="#2a6099" fo:font-size="12pt" fo:language="zxx" fo:country="none" style:text-underline-style="none" fo:font-weight="bold" officeooo:rsid="0049068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7" style:family="text">
      <style:text-properties fo:color="#2a6099" fo:font-size="12pt" fo:language="zxx" fo:country="none" style:text-underline-style="none" fo:font-weight="bold" officeooo:rsid="002757b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8" style:family="text">
      <style:text-properties fo:color="#2a6099" style:font-name="Liberation Serif" fo:font-size="12pt" fo:font-weight="bold" officeooo:rsid="0030fabc" style:font-size-asian="12pt" style:font-weight-asian="bold" style:font-size-complex="12pt" style:font-weight-complex="bold"/>
    </style:style>
    <style:style style:name="T29" style:family="text">
      <style:text-properties fo:color="#2a6099" style:font-name="Liberation Serif" fo:font-size="12pt" fo:font-weight="bold" officeooo:rsid="002c9701" style:font-name-asian="Noto Serif CJK SC" style:font-size-asian="12pt" style:font-weight-asian="bold" style:font-name-complex="Lohit Devanagari" style:font-size-complex="12pt" style:font-weight-complex="bold"/>
    </style:style>
    <style:style style:name="T30" style:family="text">
      <style:text-properties fo:color="#2a6099" style:font-name="Liberation Serif" fo:font-size="12pt" fo:font-weight="bold" officeooo:rsid="0030fabc" style:font-name-asian="Noto Serif CJK SC" style:font-size-asian="12pt" style:font-weight-asian="bold" style:font-name-complex="Lohit Devanagari" style:font-size-complex="12pt" style:font-weight-complex="bold"/>
    </style:style>
    <style:style style:name="T31" style:family="text">
      <style:text-properties fo:color="#2a6099" style:font-name="DejaVu Sans" fo:font-size="10pt" fo:font-style="italic" style:font-size-asian="14pt" style:font-style-asian="italic" style:font-size-complex="14pt" style:font-style-complex="italic"/>
    </style:style>
    <style:style style:name="T32" style:family="text">
      <style:text-properties fo:color="#2a6099" style:font-name="DejaVu Sans" fo:font-size="10pt" fo:font-style="italic" officeooo:rsid="002845ad" style:font-size-asian="14pt" style:font-style-asian="italic" style:font-size-complex="14pt" style:font-style-complex="italic"/>
    </style:style>
    <style:style style:name="T33" style:family="text">
      <style:text-properties fo:color="#2a6099" style:font-name="DejaVu Sans" fo:font-size="10pt" fo:font-style="italic" style:font-size-asian="10pt" style:font-style-asian="italic" style:font-size-complex="10pt" style:font-style-complex="italic"/>
    </style:style>
    <style:style style:name="T34" style:family="text">
      <style:text-properties fo:color="#2a6099" style:font-name="DejaVu Sans" fo:font-size="10pt" fo:font-style="italic" officeooo:rsid="00295937" style:font-size-asian="10pt" style:font-style-asian="italic" style:font-size-complex="10pt" style:font-style-complex="italic"/>
    </style:style>
    <style:style style:name="T35" style:family="text">
      <style:text-properties fo:color="#2a6099" style:font-name="DejaVu Sans" fo:font-size="10pt" fo:font-style="italic" officeooo:rsid="00644588" style:font-size-asian="10pt" style:font-style-asian="italic" style:font-size-complex="10pt" style:font-style-complex="italic"/>
    </style:style>
    <style:style style:name="T36" style:family="text">
      <style:text-properties fo:color="#2a6099" style:font-name="DejaVu Sans" fo:font-size="10pt" fo:font-style="italic" officeooo:rsid="0064ad47" style:font-size-asian="10pt" style:font-style-asian="italic" style:font-size-complex="10pt" style:font-style-complex="italic"/>
    </style:style>
    <style:style style:name="T37" style:family="text">
      <style:text-properties fo:color="#2a6099" style:font-name="DejaVu Sans" fo:font-size="10pt" fo:font-style="italic" officeooo:rsid="006542d1" style:font-size-asian="10pt" style:font-style-asian="italic" style:font-size-complex="10pt" style:font-style-complex="italic"/>
    </style:style>
    <style:style style:name="T38" style:family="text">
      <style:text-properties fo:color="#2a6099" style:font-name="Liberation Sans" fo:font-size="12pt" fo:language="zxx" fo:country="none" style:text-underline-style="none" fo:font-weight="bold" officeooo:rsid="00511f7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9" style:family="text">
      <style:text-properties fo:color="#2a6099" style:font-name="Liberation Sans" fo:font-size="12pt" fo:language="zxx" fo:country="none" style:text-underline-style="none" fo:font-weight="bold" officeooo:rsid="00540226" style:font-name-asian="Noto Serif CJK SC" style:font-size-asian="12pt" style:language-asian="zxx" style:country-asian="none" style:font-weight-asian="bold" style:font-name-complex="Lohit Devanagari" style:font-size-complex="12pt" style:language-complex="zxx" style:country-complex="none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605bd9" style:font-style-asian="italic" style:font-style-complex="italic"/>
    </style:style>
    <style:style style:name="T42" style:family="text">
      <style:text-properties style:font-name="Liberation Serif" fo:font-size="11pt" style:font-name-asian="Noto Serif CJK SC" style:font-size-asian="11pt" style:font-name-complex="Lohit Devanagari" style:font-size-complex="11pt"/>
    </style:style>
    <style:style style:name="T43" style:family="text">
      <style:text-properties style:font-name="Liberation Serif" fo:font-size="11pt" officeooo:rsid="0027a997" style:font-name-asian="Noto Serif CJK SC" style:font-size-asian="11pt" style:font-name-complex="Lohit Devanagari" style:font-size-complex="11pt"/>
    </style:style>
    <style:style style:name="T44" style:family="text">
      <style:text-properties style:font-name="Liberation Serif" fo:font-size="12pt" style:font-name-asian="Noto Serif CJK SC" style:font-size-asian="12pt" style:font-name-complex="Lohit Devanagari" style:font-size-complex="12pt"/>
    </style:style>
    <style:style style:name="T45" style:family="text">
      <style:text-properties style:font-name="Liberation Serif" fo:font-size="12pt" officeooo:rsid="0027a997" style:font-name-asian="Noto Serif CJK SC" style:font-size-asian="12pt" style:font-name-complex="Lohit Devanagari" style:font-size-complex="12pt"/>
    </style:style>
    <style:style style:name="T46" style:family="text">
      <style:text-properties officeooo:rsid="002c9701"/>
    </style:style>
    <style:style style:name="T47" style:family="text">
      <style:text-properties officeooo:rsid="002e326c"/>
    </style:style>
    <style:style style:name="T48" style:family="text">
      <style:text-properties officeooo:rsid="003426ec"/>
    </style:style>
    <style:style style:name="T49" style:family="text">
      <style:text-properties officeooo:rsid="0037c18f"/>
    </style:style>
    <style:style style:name="T50" style:family="text">
      <style:text-properties officeooo:rsid="003c6c33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officeooo:rsid="003ff059" style:font-size-asian="10pt" style:font-size-complex="10pt"/>
    </style:style>
    <style:style style:name="T53" style:family="text">
      <style:text-properties fo:font-size="10pt" officeooo:rsid="00438978" style:font-size-asian="10pt" style:font-size-complex="10pt"/>
    </style:style>
    <style:style style:name="T54" style:family="text">
      <style:text-properties fo:font-size="10pt" fo:font-style="italic" style:font-size-asian="10pt" style:font-style-asian="italic" style:font-size-complex="10pt" style:font-style-complex="italic"/>
    </style:style>
    <style:style style:name="T55" style:family="text">
      <style:text-properties fo:font-size="10pt" fo:font-style="italic" officeooo:rsid="00438978" style:font-size-asian="10pt" style:font-style-asian="italic" style:font-size-complex="10pt" style:font-style-complex="italic"/>
    </style:style>
    <style:style style:name="T56" style:family="text">
      <style:text-properties officeooo:rsid="00605bd9"/>
    </style:style>
    <style:style style:name="T57" style:family="text">
      <style:text-properties style:font-name="DejaVu Sans" fo:font-size="10pt" style:font-size-asian="10pt" style:font-size-complex="10pt"/>
    </style:style>
    <style:style style:name="T58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59" style:family="text">
      <style:text-properties style:font-name="DejaVu Sans" fo:font-size="10pt" fo:font-style="italic" officeooo:rsid="00605bd9" style:font-size-asian="10pt" style:font-style-asian="italic" style:font-size-complex="10pt" style:font-style-complex="italic"/>
    </style:style>
    <style:style style:name="T60" style:family="text">
      <style:text-properties officeooo:rsid="0027a99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color="#999999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22" text:outline-level="2"><draw:line text:anchor-type="paragraph" draw:z-index="0" draw:name="Shape1" draw:style-name="gr1" draw:text-style-name="P46" svg:x1="10.123cm" svg:y1="23.546cm" svg:x2="10.123cm" svg:y2="2.191cm"><text:p/></draw:line>Contact</text:h>
          </table:table-cell>
          <table:table-cell table:style-name="Table1.A1" office:value-type="string">
            <text:p text:style-name="P9">Flat 20, Jarratt Hall, </text:p>
            <text:p text:style-name="P9">5, Dale Road, Selly Oak,</text:p>
            <text:p text:style-name="P6"><text:span text:style-name="T45">B</text:span><text:span text:style-name="T44">irmingham, UK – B29 6FQ</text:span></text:p>
          </table:table-cell>
          <table:table-cell table:style-name="Table1.A1" office:value-type="string">
            <text:p text:style-name="P45"><text:span text:style-name="T60">amar</text:span>.<text:span text:style-name="T60">lakshya</text:span>@protonmail.com</text:p>
            <text:p text:style-name="P18"><text:a xlink:type="simple" xlink:href="https://github.com/amar-laksh" text:style-name="Internet_20_link" text:visited-style-name="Visited_20_Internet_20_Link"><text:span text:style-name="T5">https://github.com/amar-laksh</text:span></text:a></text:p>
            <text:p text:style-name="P18"><text:a xlink:type="simple" xlink:href="https://www.linkedin.com/in/amar-lakshya" text:style-name="Internet_20_link" text:visited-style-name="Visited_20_Internet_20_Link"><text:span text:style-name="T5">https://www.linkedin.com/in/amar-lakshya</text:span></text:a></text:p>
            <text:p text:style-name="P19"><text:a xlink:type="simple" xlink:href="https://amar-laksh.github.io/" text:style-name="Internet_20_link" text:visited-style-name="Visited_20_Internet_20_Link"><text:span text:style-name="T5">https://amar-laksh.github.io/</text:span></text:a></text:p>
            <text:p text:style-name="P17"><text:span text:style-name="T42">+44-</text:span><text:span text:style-name="T43">7873957151</text:span></text:p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h text:style-name="P24" text:outline-level="2">Work experience</text:h>
            <text:h text:style-name="P25" text:outline-level="3">Nymble Labs </text:h>
            <text:p text:style-name="P20"><text:span text:style-name="T32">Systems Engineer <text:s text:c="3"/></text:span><text:span text:style-name="T31"><text:s text:c="20"/></text:span><text:span text:style-name="T34">Sep</text:span><text:span text:style-name="T33"> 201</text:span><text:span text:style-name="T34">8</text:span><text:span text:style-name="T33"> — </text:span><text:span text:style-name="T34">Feb</text:span><text:span text:style-name="T33"> 201</text:span><text:span text:style-name="T34">9</text:span></text:p>
            <text:list xml:id="list1686008901" text:style-name="L1">
              <text:list-item>
                <text:p text:style-name="P28">Implemented the next iteration of the product using <text:span text:style-name="T40">C++ 14, ROS2</text:span> and <text:span text:style-name="T40">Qt5</text:span>.</text:p>
              </text:list-item>
            </text:list>
            <text:list xml:id="list3894846612" text:style-name="L2">
              <text:list-item>
                <text:p text:style-name="P34">Revamped the entire software architecture to produce reliable, clean <text:span text:style-name="T40">OOP</text:span> code.</text:p>
              </text:list-item>
            </text:list>
            <text:p text:style-name="P5"/>
            <text:p text:style-name="P15"><text:span text:style-name="T33">Intern – </text:span><text:span text:style-name="T34">Software Engineer</text:span><text:span text:style-name="T33"> <text:s text:c="11"/></text:span><text:span text:style-name="T34">Dec</text:span><text:span text:style-name="T33"> 201</text:span><text:span text:style-name="T34">7</text:span><text:span text:style-name="T33"> — </text:span><text:span text:style-name="T34">Jul </text:span><text:span text:style-name="T33">201</text:span><text:span text:style-name="T34">8</text:span></text:p>
            <text:list xml:id="list4178453165" text:style-name="L3">
              <text:list-item>
                <text:p text:style-name="P40">Designed a <text:span text:style-name="T40">ROS2</text:span> based distributed software architecture of the system.</text:p>
              </text:list-item>
            </text:list>
            <text:list xml:id="list2726066532" text:style-name="L4">
              <text:list-item>
                <text:p text:style-name="P42">Wrote a <text:span text:style-name="T40">Qt5</text:span> based display application for the on-board display.</text:p>
              </text:list-item>
            </text:list>
            <text:h text:style-name="P26" text:outline-level="3">A<text:span text:style-name="T46">pogee Tech Global Inc.</text:span></text:h>
            <text:p text:style-name="P16"><text:span text:style-name="T33">Intern – </text:span><text:span text:style-name="T34">Junior Developer <text:s text:c="14"/></text:span><text:span text:style-name="T35">Jul</text:span><text:span text:style-name="T33"> 201</text:span><text:span text:style-name="T35">7</text:span><text:span text:style-name="T33"> — </text:span><text:span text:style-name="T36">Sep </text:span><text:span text:style-name="T33">201</text:span><text:span text:style-name="T37">7</text:span></text:p>
            <text:list xml:id="list170218865311376" text:continue-list="list4178453165" text:style-name="L3">
              <text:list-item>
                <text:p text:style-name="P41">Designed a <text:span text:style-name="T40">cross-platform</text:span> architecture for the Internet Security Suite.</text:p>
              </text:list-item>
            </text:list>
            <text:list xml:id="list2372954819" text:style-name="L5">
              <text:list-item>
                <text:p text:style-name="P43">Implemented the application on <text:span text:style-name="T40">Windows</text:span>, <text:span text:style-name="T40">Mac</text:span>, &amp; <text:span text:style-name="T40">Linux</text:span> using <text:span text:style-name="T40">Electron, React</text:span> and, <text:span text:style-name="T40">Redux</text:span>.</text:p>
              </text:list-item>
            </text:list>
            <text:h text:style-name="P10" text:outline-level="2">Education</text:h>
            <text:h text:style-name="P11" text:outline-level="3"><text:span text:style-name="T6">M.Sc. </text:span><text:span text:style-name="T29">Cyber Security <text:s text:c="8"/></text:span><text:span text:style-name="T6"><text:s text:c="13"/>Sep 2019 - Sep 2020 </text:span></text:h>
            <text:p text:style-name="P7"><text:span text:style-name="T18">University of </text:span><text:span text:style-name="T19">Birmingham</text:span><text:span text:style-name="T18"> <text:s text:c="16"/>Distinction Expected</text:span></text:p>
            <text:list xml:id="list2656740226" text:style-name="L6">
              <text:list-item>
                <text:p text:style-name="P35">Cryptography </text:p>
              </text:list-item>
              <text:list-item>
                <text:p text:style-name="P35"><text:span text:style-name="T47">I</text:span>ntelligent Data Analysis (Extended)</text:p>
              </text:list-item>
              <text:list-item>
                <text:p text:style-name="P35">Designing secure systems</text:p>
              </text:list-item>
              <text:list-item>
                <text:p text:style-name="P35">Forensics and Malware Analysis</text:p>
              </text:list-item>
              <text:list-item>
                <text:p text:style-name="P35">Hardware and Embedded Systems Securit<text:span text:style-name="T47">y</text:span></text:p>
              </text:list-item>
              <text:list-item>
                <text:p text:style-name="P35">Network security (Extended)</text:p>
              </text:list-item>
              <text:list-item>
                <text:p text:style-name="P35">Penetration Testing</text:p>
              </text:list-item>
              <text:list-item>
                <text:p text:style-name="P35">Research project</text:p>
              </text:list-item>
            </text:list>
            <text:h text:style-name="P12" text:outline-level="3"><text:span text:style-name="T6">B.Sc. </text:span><text:span text:style-name="T30">Information Technology</text:span><text:span text:style-name="Source_20_Text"><text:span text:style-name="T28"> <text:s text:c="8"/></text:span></text:span><text:span text:style-name="T6">Jul 2014 - Apr 2017</text:span></text:h>
            <text:p text:style-name="P21"><text:span text:style-name="T20">St. Xaviers’ College</text:span><text:span text:style-name="T18"> <text:s text:c="54"/></text:span><text:span text:style-name="T20">2:1</text:span></text:p>
            <text:list xml:id="list3460505053" text:style-name="L7">
              <text:list-item>
                <text:p text:style-name="P37">Major Subjects: C, <text:span text:style-name="T3">C#</text:span>, C++, Java, Data Structures, Software Engineering, <text:span text:style-name="T3">Operating Systems, Data Mining.</text:span></text:p>
              </text:list-item>
            </text:list>
            <text:h text:style-name="P4" text:outline-level="2">Publications &amp; Certifications</text:h>
            <text:list xml:id="list170219178178769" text:continue-numbering="true" text:style-name="L7">
              <text:list-item>
                <text:p text:style-name="P38"><text:a xlink:type="simple" xlink:href="http://youracclaim.com/badges/3ed437c4-0623-4e26-bdc7-4b9c58fc8bab" text:style-name="Internet_20_link" text:visited-style-name="Visited_20_Internet_20_Link"><text:span text:style-name="T38">CompTIA Sec+ Certificate</text:span></text:a></text:p>
              </text:list-item>
              <text:list-item>
                <text:p text:style-name="P39"><text:a xlink:type="simple" xlink:href="http://amazon.in/Crossed-Knotted-Various-Authors/dp/8192997529" text:style-name="Internet_20_link" text:visited-style-name="Visited_20_Internet_20_Link"><text:span text:style-name="T39">Crossed &amp; Knotted, Composite Novel</text:span></text:a></text:p>
              </text:list-item>
            </text:list>
          </table:table-cell>
          <table:table-cell table:style-name="Table2.A1" office:value-type="string">
            <text:h text:style-name="P2" text:outline-level="2"/>
          </table:table-cell>
          <table:table-cell table:style-name="Table2.A1" office:value-type="string">
            <text:h text:style-name="P2" text:outline-level="2"/>
          </table:table-cell>
          <table:table-cell table:style-name="Table2.A1" office:value-type="string">
            <text:h text:style-name="P3" text:outline-level="2">Projects <text:span text:style-name="T50">&amp; Contributions</text:span></text:h>
            <text:p text:style-name="P8"><text:a xlink:type="simple" xlink:href="https://github.com/amar-laksh/Logitech_pentest/blob/master/Report.pdf" text:style-name="Internet_20_link" text:visited-style-name="Visited_20_Internet_20_Link"><text:span text:style-name="T22">L</text:span></text:a><text:a xlink:type="simple" xlink:href="https://github.com/amar-laksh/Logitech_pentest/blob/master/Report.pdf" text:style-name="Internet_20_link" text:visited-style-name="Visited_20_Internet_20_Link"><text:span text:style-name="T21">ogi's Circle of Security</text:span></text:a><text:span text:style-name="T7"> <text:s/><text:tab/> <text:s text:c="15"/></text:span><text:span text:style-name="T8">Apr</text:span><text:span text:style-name="T7"> 20</text:span><text:span text:style-name="T8">20</text:span></text:p>
            <text:list xml:id="list3983676236" text:style-name="L8">
              <text:list-item>
                <text:p text:style-name="P44">A <text:span text:style-name="T48">p</text:span>enetration test conducted on Logitech’s Circle camera.</text:p>
              </text:list-item>
              <text:list-item>
                <text:p text:style-name="P44">The test showed that the <text:span text:style-name="T40">Logi Circle</text:span> is well-secured.</text:p>
              </text:list-item>
            </text:list>
            <text:p text:style-name="P13"><text:a xlink:type="simple" xlink:href="https://github.com/amar-laksh/fOS" text:style-name="Internet_20_link" text:visited-style-name="Visited_20_Internet_20_Link"><text:span text:style-name="T23">FOS</text:span></text:a><text:span text:style-name="T13"> <text:s text:c="29"/></text:span><text:span text:style-name="T14"><text:s text:c="26"/></text:span><text:span text:style-name="T9">Oct</text:span><text:span text:style-name="T7"> 2019</text:span></text:p>
            <text:list xml:id="list2914853831" text:style-name="L9">
              <text:list-item>
                <text:p text:style-name="P29">A Monolithic UNIX-like Kernel for the x86 and ARM (Raspberry Pi) platforms.</text:p>
              </text:list-item>
            </text:list>
            <text:p text:style-name="P13"><text:a xlink:type="simple" xlink:href="http://github.com/amar-laksh/TryinToKnowYouBetter" text:style-name="Internet_20_link" text:visited-style-name="Visited_20_Internet_20_Link"><text:span text:style-name="T24">TryingToKnowYouBetter</text:span></text:a><text:span text:style-name="T13"> <text:s text:c="18"/></text:span><text:span text:style-name="T7">Nov 2019</text:span></text:p>
            <text:list xml:id="list2637182481" text:style-name="L10">
              <text:list-item>
                <text:p text:style-name="P30">The Indian Election Commission’s website leaks data that can be analysed to effectively locate all reg<text:span text:style-name="T49">istered voters.</text:span></text:p>
              </text:list-item>
            </text:list>
            <text:p text:style-name="P14"><text:a xlink:type="simple" xlink:href="https://github.com/amar-laksh/vitae" text:style-name="Internet_20_link" text:visited-style-name="Visited_20_Internet_20_Link"><text:span text:style-name="T25">V</text:span></text:a><text:a xlink:type="simple" xlink:href="https://github.com/amar-laksh/vitae" text:style-name="Internet_20_link" text:visited-style-name="Visited_20_Internet_20_Link"><text:span text:style-name="T26">itae</text:span></text:a><text:span text:style-name="T27"> <text:s text:c="53"/></text:span><text:span text:style-name="T11">A</text:span><text:span text:style-name="T12">pr </text:span><text:span text:style-name="T7">201</text:span><text:span text:style-name="T12">8</text:span></text:p>
            <text:list xml:id="list2285048634" text:style-name="L11">
              <text:list-item>
                <text:p text:style-name="P33"><text:span text:style-name="T57">An Esoteric, Interpreted </text:span><text:span text:style-name="T59">P</text:span><text:span text:style-name="T58">ython</text:span><text:span text:style-name="T57">-built language built entirely with regular expressions.</text:span></text:p>
              </text:list-item>
            </text:list>
            <text:p text:style-name="P14"><text:span text:style-name="T16">Cache patches, Mozilla</text:span><text:span text:style-name="T14"> <text:s text:c="23"/></text:span><text:span text:style-name="T7">Sep </text:span><text:span text:style-name="T10">2018</text:span></text:p>
            <text:list xml:id="list1325948452" text:style-name="L12">
              <text:list-item>
                <text:p text:style-name="P32"><text:span text:style-name="T51">Worked on patching cache entries that expire immediately in the </text:span><text:span text:style-name="T52">c</text:span><text:span text:style-name="T51">ache core of </text:span><text:span text:style-name="T54">Mozilla</text:span><text:span text:style-name="T51"> </text:span><text:span text:style-name="T55">C++</text:span><text:span text:style-name="T53"> </text:span><text:span text:style-name="T51">codebase.</text:span></text:p>
              </text:list-item>
            </text:list>
            <text:p text:style-name="P13"><text:a xlink:type="simple" xlink:href="https://amar-laksh.github.io/2017/03/16/CAPTCHAs-on-ceo-sites.html" text:style-name="Internet_20_link" text:visited-style-name="Visited_20_Internet_20_Link"><text:span text:style-name="T15">CAPTCHA Study</text:span></text:a><text:span text:style-name="T13"> <text:s text:c="3"/></text:span><text:span text:style-name="T14"><text:s text:c="28"/></text:span><text:span text:style-name="T11">Mar</text:span><text:span text:style-name="T7"> 201</text:span><text:span text:style-name="T11">7</text:span></text:p>
            <text:list xml:id="list170219479904461" text:continue-list="list2285048634" text:style-name="L11">
              <text:list-item>
                <text:p text:style-name="P31">An extensive study of CAPTCHA systems present on The Election Commission Of India’s websites across all the states in India.</text:p>
              </text:list-item>
            </text:list>
            <text:p text:style-name="P13"><text:a xlink:type="simple" xlink:href="https://addons.mozilla.org/en-US/firefox/addon/replaycer/" text:style-name="Internet_20_link" text:visited-style-name="Visited_20_Internet_20_Link"><text:span text:style-name="T17">Replaycer</text:span></text:a><text:span text:style-name="T13"> <text:s text:c="8"/></text:span><text:span text:style-name="T14"><text:s text:c="38"/></text:span><text:span text:style-name="T11">Jul</text:span><text:span text:style-name="T7"> 2017</text:span></text:p>
            <text:list xml:id="list3504038091" text:style-name="L13">
              <text:list-item>
                <text:p text:style-name="P36">A fun Browser Add-on <text:span text:style-name="T56">written in </text:span><text:span text:style-name="T41">JavaScript</text:span><text:span text:style-name="T56"> </text:span>to replace content on the web that replaces live content like twitter feeds etc.</text:p>
              </text:list-item>
            </text:list>
          </table:table-cell>
        </table:table-row>
      </table:table>
      <text:h text:style-name="P23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loext:graphic-properties draw:fill="none"/>
      <style:paragraph-properties fo:margin-left="0cm" fo:margin-right="0cm" fo:margin-top="0.222cm" fo:margin-bottom="0.011cm" loext:contextual-spacing="false" fo:line-height="0.801cm" fo:text-align="start" style:justify-single-word="false" fo:text-indent="-0.9cm" style:auto-text-indent="false" fo:background-color="transparent" fo:keep-with-next="always"/>
      <style:text-properties fo:color="#355269" style:font-name="Liberation Serif" fo:font-size="24pt" fo:font-weight="bold" officeooo:rsid="0027a997" officeooo:paragraph-rsid="0027a997" style:font-name-asian="Noto Serif CJK SC" style:font-size-asian="24pt" style:font-weight-asian="bold" style:font-name-complex="Lohit Devanagari" style:font-size-complex="24pt" style:font-weight-complex="bold"/>
    </style:style>
    <style:style style:name="MP2" style:family="paragraph" style:parent-style-name="Text_20_body">
      <loext:graphic-properties draw:fill="none"/>
      <style:paragraph-properties fo:margin-left="-0.9cm" fo:margin-right="0cm" fo:margin-top="0.101cm" fo:margin-bottom="0.101cm" loext:contextual-spacing="false" fo:line-height="100%" fo:text-align="justify" style:justify-single-word="false" fo:text-indent="0cm" style:auto-text-indent="false" fo:background-color="transparent">
        <style:tab-stops>
          <style:tab-stop style:position="0.132cm"/>
        </style:tab-stops>
      </style:paragraph-properties>
      <style:text-properties fo:color="#355269" style:font-name="Liberation Serif" fo:font-size="14pt" fo:font-style="italic" officeooo:rsid="0027a997" officeooo:paragraph-rsid="0027a997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Amar Lakshya</text:h>
        <text:p text:style-name="MP2">An enthusiastic chemical computer experienced in the security, architecture and, engineering of digital computers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5T01:21:23.033740243</meta:creation-date>
    <dc:date>2020-08-02T17:02:18.104901465</dc:date>
    <meta:editing-duration>PT6H26M47S</meta:editing-duration>
    <meta:editing-cycles>67</meta:editing-cycles>
    <meta:generator>LibreOffice/6.3.6.2$Linux_X86_64 LibreOffice_project/30$Build-2</meta:generator>
    <meta:document-statistic meta:table-count="2" meta:image-count="0" meta:object-count="0" meta:page-count="1" meta:paragraph-count="56" meta:word-count="372" meta:character-count="2858" meta:non-whitespace-character-count="2166"/>
  </office:meta>
</office:document-meta>
</file>